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achingConfigurer.registerCacheAspect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DrivenCacheBeanDefinitionParser.parse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CachingConfigurer.registerCacheAdvisor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CacheCachingConfigurer.createJCacheOperationSourceBeanDefinition( Element element , @ Nullable Object el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cheCachingConfigurer.registerCacheAspect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notationDrivenCacheBeanDefinitionParser.registerCacheAspect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CacheBeanDefinitionParser.parseCacheResolution( Element element , BeanDefinition def , boolean setBo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acheCachingConfigurer.registerCacheAdvisor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notationDrivenCacheBeanDefinitionParser.parseErrorHandler( Element element , BeanDefinition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CacheBeanDefinitionParser.registerCacheAdvisor( Element element , ParserContext pars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